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" style:family="table">
      <style:table-properties style:width="6.6771in" fo:margin-left="0in" fo:margin-right="0.016in" table:align="margins"/>
    </style:style>
    <style:style style:name="checklist.A" style:family="table-column">
      <style:table-column-properties style:column-width="3.2917in" style:rel-column-width="32307*"/>
    </style:style>
    <style:style style:name="checklist.B" style:family="table-column">
      <style:table-column-properties style:column-width="2.8854in" style:rel-column-width="28320*"/>
    </style:style>
    <style:style style:name="checklist.C" style:family="table-column">
      <style:table-column-properties style:column-width="0.5in" style:rel-column-width="4908*"/>
    </style:style>
    <style:style style:name="check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checklist.C1" style:family="table-cell">
      <style:table-cell-properties fo:padding="0.0382in" fo:border="0.05pt solid #000000"/>
    </style:style>
    <style:style style:name="checklist.A2" style:family="table-cell">
      <style:table-cell-properties fo:padding="0.0382in" fo:border-left="0.05pt solid #000000" fo:border-right="0.05pt solid #000000" fo:border-top="none" fo:border-bottom="0.05pt solid #000000"/>
    </style:style>
    <style:style style:name="checklist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style:text-properties fo:language="en" fo:country="GB" fo:font-weight="bold" style:font-weight-asian="bold" style:font-weight-complex="bold"/>
    </style:style>
    <style:style style:name="P5" style:family="paragraph" style:parent-style-name="Heading_20_1"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8d7" style:font-weight-asian="bold" style:font-weight-complex="bold"/>
    </style:style>
    <style:style style:name="T3" style:family="text">
      <style:text-properties officeooo:rsid="001a9db8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Code Review </text:span><text:span text:style-name="T2">Check list</text:span><text:span text:style-name="T1"><text:tab/><text:tab/><text:tab/><text:tab/><text:tab/></text:span><text:span text:style-name="T6">Date: </text:span></text:h>
      <text:p text:style-name="P2">Reviewer: <text:tab/></text:p>
      <text:p text:style-name="P2">Use Case:<text:tab/></text:p>
      <text:p text:style-name="P2"/>
      <table:table table:name="checklist" table:style-name="checklist">
        <table:table-column table:style-name="checklist.A"/>
        <table:table-column table:style-name="checklist.B"/>
        <table:table-column table:style-name="checklist.C"/>
        <table:table-row>
          <table:table-cell table:style-name="checklist.A1" office:value-type="string">
            <text:p text:style-name="P4">Description</text:p>
          </table:table-cell>
          <table:table-cell table:style-name="checklist.A1" office:value-type="string">
            <text:p text:style-name="P4">Comment</text:p>
          </table:table-cell>
          <table:table-cell table:style-name="checklist.C1" office:value-type="string">
            <text:p text:style-name="P4">check</text:p>
          </table:table-cell>
        </table:table-row>
        <table:table-row>
          <table:table-cell table:style-name="checklist.A2" table:number-columns-spanned="3" office:value-type="string">
            <text:p text:style-name="P4">Structure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Does the solution only cover the modules task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 code well-structured, consistent in style and consistently format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re unreachable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leftover stubs or test routin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there any redundant cod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ny modules excessively complex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ocumentation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the comments consistent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mments sufficient and understand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Variables and Method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variables/methods properly defined with meaningful, consistent name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re any redundant or unused variables/metho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Loops and Branches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all cases covered in IF-block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gical structures nested correctly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loop termination conditions achievable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ndexes properly initializ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2" table:number-columns-spanned="3" office:value-type="string">
            <text:p text:style-name="P4">Defensive Programming</text:p>
          </table:table-cell>
          <table:covered-table-cell/>
          <table:covered-table-cell/>
        </table:table-row>
        <table:table-row>
          <table:table-cell table:style-name="checklist.A3" office:value-type="string">
            <text:p text:style-name="P3">Are indexes and pointers tested against array bound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imported data and input arguments tested for validity and completeness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all output variables assign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Is every memory allocation deallocat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4">Code Conventions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  <table:table-row>
          <table:table-cell table:style-name="checklist.A3" office:value-type="string">
            <text:p text:style-name="P3">Are the Code Conve<text:span text:style-name="T3">n</text:span>tions fulfilled?</text:p>
          </table:table-cell>
          <table:table-cell table:style-name="checklist.A3" office:value-type="string">
            <text:p text:style-name="P3"/>
          </table:table-cell>
          <table:table-cell table:style-name="checklist.A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12:28:24.87</meta:creation-date>
    <dc:date>2014-01-30T10:12:55.448000000</dc:date>
    <meta:editing-duration>PT41M50S</meta:editing-duration>
    <meta:editing-cycles>7</meta:editing-cycles>
    <meta:generator>LibreOffice/4.1.4.2$Windows_x86 LibreOffice_project/0a0440ccc0227ad9829de5f46be37cfb6edcf72</meta:generator>
    <meta:document-statistic meta:table-count="1" meta:image-count="0" meta:object-count="0" meta:page-count="1" meta:paragraph-count="31" meta:word-count="143" meta:character-count="1024" meta:non-whitespace-character-count="904"/>
  </office:meta>
</office:document-meta>
</file>